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kumparan.com/@kumparanbola/ambisi-iwan-bule-1rjTLdebFxG</text:p>
          </table:table-cell>
        </table:table-row>
        <table:table-row table:style-name="ro1">
          <table:table-cell office:value-type="string" calcext:value-type="string">
            <text:p>https://kumparan.com/@kumparanbola/berkat-pemain-pengganti-atletico-tekuk-leganes-1rjlPNsghfR</text:p>
          </table:table-cell>
        </table:table-row>
        <table:table-row table:style-name="ro1">
          <table:table-cell office:value-type="string" calcext:value-type="string">
            <text:p>https://kumparan.com/@kumparanbola/cara-unik-lampard-merayakan-kemenangan-perdana-sebagai-pelatih-chelsea-1rjcRbfHnna</text:p>
          </table:table-cell>
        </table:table-row>
        <table:table-row table:style-name="ro1">
          <table:table-cell office:value-type="string" calcext:value-type="string">
            <text:p>https://kumparan.com/@kumparanbola/dua-gol-aguero-bawa-city-menang-di-kandang-bournemouth-1rjhoe21XkI</text:p>
          </table:table-cell>
        </table:table-row>
        <table:table-row table:style-name="ro1">
          <table:table-cell office:value-type="string" calcext:value-type="string">
            <text:p>https://kumparan.com/@kumparanbola/dwigol-griezmann-hiasi-kemenangan-barcelona-atas-betis-1rjnH34YX2m</text:p>
          </table:table-cell>
        </table:table-row>
        <table:table-row table:style-name="ro1">
          <table:table-cell office:value-type="string" calcext:value-type="string">
            <text:p>https://kumparan.com/@kumparanbola/minim-kreativitas-milan-dipaksa-menyerah-di-kandang-udinese-1rjjXXxXdnL</text:p>
          </table:table-cell>
        </table:table-row>
        <table:table-row table:style-name="ro1">
          <table:table-cell office:value-type="string" calcext:value-type="string">
            <text:p>https://kumparan.com/@kumparanbola/newcastle-paksa-spurs-telan-kekalahan-perdana-1rjkF0fCWgF</text:p>
          </table:table-cell>
        </table:table-row>
        <table:table-row table:style-name="ro1">
          <table:table-cell office:value-type="string" calcext:value-type="string">
            <text:p>https://kumparan.com/@kumparanbola/persela-hantam-tira-persikabo-6-1-di-surajaya-1rjeJ8Bwr5X</text:p>
          </table:table-cell>
        </table:table-row>
        <table:table-row table:style-name="ro1">
          <table:table-cell office:value-type="string" calcext:value-type="string">
            <text:p>https://kumparan.com/@kumparanbola/puasa-kemenangan-persib-berlanjut-di-kandang-badak-lampung-1rji7cY8xMZ</text:p>
          </table:table-cell>
        </table:table-row>
        <table:table-row table:style-name="ro1">
          <table:table-cell office:value-type="string" calcext:value-type="string">
            <text:p>https://kumparan.com/@kumparanbola/saling-kejar-sepanjang-laga-roma-dan-genoa-harus-puas-berbagi-angka-1rjmYT00ggK</text:p>
          </table:table-cell>
        </table:table-row>
        <table:table-row table:style-name="ro1">
          <table:table-cell office:value-type="string" calcext:value-type="string">
            <text:p>https://kumparan.com/@kumparanbola/ambisi-iwan-bule-1rjTLdebFxG</text:p>
          </table:table-cell>
        </table:table-row>
        <table:table-row table:style-name="ro1">
          <table:table-cell office:value-type="string" calcext:value-type="string">
            <text:p>https://kumparan.com/@kumparanbola/lagi-pemain-manchester-united-jadi-korban-rasialisme-1rjXPEoWIO1</text:p>
          </table:table-cell>
        </table:table-row>
        <table:table-row table:style-name="ro1">
          <table:table-cell office:value-type="string" calcext:value-type="string">
            <text:p>https://kumparan.com/@kumparanbola/man-united-sudah-kalah-dari-palace-martial-dan-shaw-cedera-pula-1rjabclza8w</text:p>
          </table:table-cell>
        </table:table-row>
        <table:table-row table:style-name="ro1">
          <table:table-cell office:value-type="string" calcext:value-type="string">
            <text:p>https://kumparan.com/@kumparanbola/matip-tak-ingin-golnya-ke-gawang-arsenal-menjadi-yang-terakhir-1rjYGdiI2Cb</text:p>
          </table:table-cell>
        </table:table-row>
        <table:table-row table:style-name="ro1">
          <table:table-cell office:value-type="string" calcext:value-type="string">
            <text:p>https://kumparan.com/@kumparanbola/revolusi-senyap-ac-milan-1rjaVO060YC</text:p>
          </table:table-cell>
        </table:table-row>
        <table:table-row table:style-name="ro1">
          <table:table-cell office:value-type="string" calcext:value-type="string">
            <text:p>https://kumparan.com/@kumparanbola/valverde-jika-kondisinya-tidak-100-messi-takkan-bermain-1rjZ42QSdTo</text:p>
          </table:table-cell>
        </table:table-row>
        <table:table-row table:style-name="ro1">
          <table:table-cell office:value-type="string" calcext:value-type="string">
            <text:p>https://kumparan.com/@kumparanbola/david-luiz-akui-tarikannya-terhadap-salah-adalah-pelanggaran-1rjPOxxhqlW</text:p>
          </table:table-cell>
        </table:table-row>
        <table:table-row table:style-name="ro1">
          <table:table-cell office:value-type="string" calcext:value-type="string">
            <text:p>https://kumparan.com/@kumparanbola/klopp-puji-adaptasi-liverpool-terhadap-strategi-arsenal-1rjPgAWlOWG</text:p>
          </table:table-cell>
        </table:table-row>
        <table:table-row table:style-name="ro1">
          <table:table-cell office:value-type="string" calcext:value-type="string">
            <text:p>https://kumparan.com/@kumparanbola/lawan-parma-semestinya-juventus-bisa-bikin-lebih-banyak-gol-1rjOKGnA5Ng</text:p>
          </table:table-cell>
        </table:table-row>
        <table:table-row table:style-name="ro1">
          <table:table-cell office:value-type="string" calcext:value-type="string">
            <text:p>https://kumparan.com/@kumparanbola/solskjaer-sulit-terima-kekalahan-dari-crystal-palace-1rjNQOK1xaj</text:p>
          </table:table-cell>
        </table:table-row>
        <table:table-row table:style-name="ro1">
          <table:table-cell office:value-type="string" calcext:value-type="string">
            <text:p>https://kumparan.com/@kumparanbola/gol-menit-akhir-guardiola-buyarkan-kemenangan-real-madrid-1rjMz6tWdd0</text:p>
          </table:table-cell>
        </table:table-row>
        <table:table-row table:style-name="ro1">
          <table:table-cell office:value-type="string" calcext:value-type="string">
            <text:p>https://kumparan.com/@kumparanbola/la-liga-valencia-keok-getafe-dan-athletic-berbagi-angka-1rjPXEyZzyr</text:p>
          </table:table-cell>
        </table:table-row>
        <table:table-row table:style-name="ro1">
          <table:table-cell office:value-type="string" calcext:value-type="string">
            <text:p>https://kumparan.com/@kumparanbola/napoli-tundukkan-fiorentina-dalam-drama-tujuh-gol-1rjNb0WB4jr</text:p>
          </table:table-cell>
        </table:table-row>
        <table:table-row table:style-name="ro1">
          <table:table-cell office:value-type="string" calcext:value-type="string">
            <text:p>https://kumparan.com/@kumparanbola/salah-cetak-dua-gol-liverpool-tundukkan-arsenal-1rjLoRyOhvQ</text:p>
          </table:table-cell>
        </table:table-row>
        <table:table-row table:style-name="ro1">
          <table:table-cell office:value-type="string" calcext:value-type="string">
            <text:p>https://kumparan.com/@kumparanbola/trigol-lewandowski-bawa-bayern-berpesta-di-markas-schalke-1rjMtiacaTO</text:p>
          </table:table-cell>
        </table:table-row>
        <table:table-row table:style-name="ro1">
          <table:table-cell office:value-type="string" calcext:value-type="string">
            <text:p>https://kumparan.com/@kumparanbola/chiellini-bawa-juventus-raih-tiga-angka-di-laga-pembuka-serie-a-1rjMObnbRMk</text:p>
          </table:table-cell>
        </table:table-row>
        <table:table-row table:style-name="ro1">
          <table:table-cell office:value-type="string" calcext:value-type="string">
            <text:p>https://kumparan.com/@kumparanbola/dengan-dramatis-crystal-palace-hantam-man-united-di-old-trafford-1rjIzK7pCym</text:p>
          </table:table-cell>
        </table:table-row>
        <table:table-row table:style-name="ro1">
          <table:table-cell office:value-type="string" calcext:value-type="string">
            <text:p>https://kumparan.com/@kumparanbola/hempaskan-psis-madura-united-putus-tren-negatif-1rjFLpa31wH</text:p>
          </table:table-cell>
        </table:table-row>
        <table:table-row table:style-name="ro1">
          <table:table-cell office:value-type="string" calcext:value-type="string">
            <text:p>https://kumparan.com/@kumparanbola/menang-tipis-atas-arema-fc-bali-united-kokoh-di-puncak-klasemen-1rjIPWoHnV5</text:p>
          </table:table-cell>
        </table:table-row>
        <table:table-row table:style-name="ro1">
          <table:table-cell office:value-type="string" calcext:value-type="string">
            <text:p>https://kumparan.com/@kumparanbola/dulu-diragukan-david-silva-kini-jadi-legenda-manchester-city-1rixcQAbMMg</text:p>
          </table:table-cell>
        </table:table-row>
        <table:table-row table:style-name="ro1">
          <table:table-cell office:value-type="string" calcext:value-type="string">
            <text:p>https://kumparan.com/@kumparanbola/dwigol-tammy-abraham-menangkan-chelsea-atas-norwich-1rjEtHUFZNt</text:p>
          </table:table-cell>
        </table:table-row>
        <table:table-row table:style-name="ro1">
          <table:table-cell office:value-type="string" calcext:value-type="string">
            <text:p>https://kumparan.com/@kumparanbola/norwich-vs-chelsea-menanti-tuah-batshuayi-1rj26slwfni</text:p>
          </table:table-cell>
        </table:table-row>
        <table:table-row table:style-name="ro1">
          <table:table-cell office:value-type="string" calcext:value-type="string">
            <text:p>https://kumparan.com/@kumparanbola/persija-curi-satu-poin-di-markas-persebaya-1rjCplTHzcN</text:p>
          </table:table-cell>
        </table:table-row>
        <table:table-row table:style-name="ro1">
          <table:table-cell office:value-type="string" calcext:value-type="string">
            <text:p>https://kumparan.com/@kumparanbola/real-valladolid-lawan-sempurna-untuk-pembuktian-gareth-bale-1rj0umUls4R</text:p>
          </table:table-cell>
        </table:table-row>
        <table:table-row table:style-name="ro1">
          <table:table-cell office:value-type="string" calcext:value-type="string">
            <text:p>https://kumparan.com/@kumparanbola/tentang-mereka-para-fantasista-semenjana-1rj0FgG9G6Z</text:p>
          </table:table-cell>
        </table:table-row>
        <table:table-row table:style-name="ro1">
          <table:table-cell office:value-type="string" calcext:value-type="string">
            <text:p>https://kumparan.com/@kumparanbola/wawancara-iwan-bule-pssi-tempat-mengabdi-bukan-kendaraan-politik-1rj7vmEMGNw</text:p>
          </table:table-cell>
        </table:table-row>
        <table:table-row table:style-name="ro1">
          <table:table-cell office:value-type="string" calcext:value-type="string">
            <text:p>https://kumparan.com/@kumparanbola/bejo-sugiantoro-pemain-persebaya-akan-menjual-diri-di-depan-riedl-1rixCNI88Pa</text:p>
          </table:table-cell>
        </table:table-row>
        <table:table-row table:style-name="ro1">
          <table:table-cell office:value-type="string" calcext:value-type="string">
            <text:p>https://kumparan.com/@kumparanbola/diterpa-krisis-pemain-persebaya-berharap-banyak-pada-pelapis-1rivvyjB6wI</text:p>
          </table:table-cell>
        </table:table-row>
        <table:table-row table:style-name="ro1">
          <table:table-cell office:value-type="string" calcext:value-type="string">
            <text:p>https://kumparan.com/@kumparanbola/juventus-tak-sertakan-ramsey-dalam-lawatan-ke-kandang-parma-1riwegLf2nv</text:p>
          </table:table-cell>
        </table:table-row>
        <table:table-row table:style-name="ro1">
          <table:table-cell office:value-type="string" calcext:value-type="string">
            <text:p>https://kumparan.com/@kumparanbola/resmi-bayern-muenchen-lepas-renato-sanches-ke-lille-1rj1iULSPLc</text:p>
          </table:table-cell>
        </table:table-row>
        <table:table-row table:style-name="ro1">
          <table:table-cell office:value-type="string" calcext:value-type="string">
            <text:p>https://kumparan.com/@kumparanbola/sekretaris-persebaya-khawatirkan-proses-naturalisasi-dutra-1rix6jdbpcM</text:p>
          </table:table-cell>
        </table:table-row>
        <table:table-row table:style-name="ro1">
          <table:table-cell office:value-type="string" calcext:value-type="string">
            <text:p>https://kumparan.com/@kumparanbola/sempat-tertinggal-dortmund-bawa-tiga-poin-dari-markas-koeln-1riygryITlQ</text:p>
          </table:table-cell>
        </table:table-row>
        <table:table-row table:style-name="ro1">
          <table:table-cell office:value-type="string" calcext:value-type="string">
            <text:p>https://kumparan.com/@kumparanbola/bakal-bermain-seperti-apa-sih-persebaya-di-tangan-riedl-1rim4buNimz</text:p>
          </table:table-cell>
        </table:table-row>
        <table:table-row table:style-name="ro1">
          <table:table-cell office:value-type="string" calcext:value-type="string">
            <text:p>https://kumparan.com/@kumparanbola/comeback-pss-hempaskan-psm-di-maguwoharjo-1riracOTEAb</text:p>
          </table:table-cell>
        </table:table-row>
        <table:table-row table:style-name="ro1">
          <table:table-cell office:value-type="string" calcext:value-type="string">
            <text:p>https://kumparan.com/@kumparanbola/persija-ingin-patahkan-catatan-buruk-bertemu-persebaya-1riuOTRXa8U</text:p>
          </table:table-cell>
        </table:table-row>
        <table:table-row table:style-name="ro1">
          <table:table-cell office:value-type="string" calcext:value-type="string">
            <text:p>https://kumparan.com/@kumparanbola/ribery-dan-visi-misinya-membangkitkan-gelora-fiorentina-1risY25Byo5</text:p>
          </table:table-cell>
        </table:table-row>
        <table:table-row table:style-name="ro1">
          <table:table-cell office:value-type="string" calcext:value-type="string">
            <text:p>https://kumparan.com/@kumparanbola/asa-made-andhika-tembus-tempat-utama-di-timnas-indonesia-1riqufDYl41</text:p>
          </table:table-cell>
        </table:table-row>
        <table:table-row table:style-name="ro1">
          <table:table-cell office:value-type="string" calcext:value-type="string">
            <text:p>https://kumparan.com/@kumparanbola/menyoal-chemistry-tokcer-rashford-dan-martial-1rip1Vgi0H2</text:p>
          </table:table-cell>
        </table:table-row>
        <table:table-row table:style-name="ro1">
          <table:table-cell office:value-type="string" calcext:value-type="string">
            <text:p>https://kumparan.com/@kumparanbola/persipura-berpesta-gol-di-kandang-barito-putera-1riq0iMpc89</text:p>
          </table:table-cell>
        </table:table-row>
        <table:table-row table:style-name="ro1">
          <table:table-cell office:value-type="string" calcext:value-type="string">
            <text:p>https://kumparan.com/@kumparanbola/resmi-hirving-lozano-gabung-napoli-1ripUdm1CCg</text:p>
          </table:table-cell>
        </table:table-row>
        <table:table-row table:style-name="ro1">
          <table:table-cell office:value-type="string" calcext:value-type="string">
            <text:p>https://kumparan.com/@kumparanbola/aubameyang-lini-serang-arsenal-mirip-trisula-liverpool-1rinnATOgJS</text:p>
          </table:table-cell>
        </table:table-row>
        <table:table-row table:style-name="ro1">
          <table:table-cell office:value-type="string" calcext:value-type="string">
            <text:p>https://kumparan.com/@kumparanbola/jadwal-la-liga-pekan-ini-menanti-kembalinya-lionel-messi-1riSlIudJik</text:p>
          </table:table-cell>
        </table:table-row>
        <table:table-row table:style-name="ro1">
          <table:table-cell office:value-type="string" calcext:value-type="string">
            <text:p>https://kumparan.com/@kumparanbola/jadwal-premier-league-pekan-ini-liverpool-baku-hantam-dengan-arsenal-1riRKFTrqLI</text:p>
          </table:table-cell>
        </table:table-row>
        <table:table-row table:style-name="ro1">
          <table:table-cell office:value-type="string" calcext:value-type="string">
            <text:p>https://kumparan.com/@kumparanbola/persebaya-ikat-kesepakatan-dengan-alfred-riedl-1rijSdkiOzf</text:p>
          </table:table-cell>
        </table:table-row>
        <table:table-row table:style-name="ro1">
          <table:table-cell office:value-type="string" calcext:value-type="string">
            <text:p>https://kumparan.com/@kumparanbola/pesan-mcmenemy-untuk-bagus-kahfi-kamu-bukan-superstar-1rij7yIaRO1</text:p>
          </table:table-cell>
        </table:table-row>
        <table:table-row table:style-name="ro1">
          <table:table-cell office:value-type="string" calcext:value-type="string">
            <text:p>https://kumparan.com/@kumparanbola/pratinjau-liverpool-vs-arsenal-celah-di-lini-belakang-si-merah-1rio0tNiW71</text:p>
          </table:table-cell>
        </table:table-row>
        <table:table-row table:style-name="ro1">
          <table:table-cell office:value-type="string" calcext:value-type="string">
            <text:p>https://kumparan.com/@kumparanbola/yunan-incar-kemenangan-di-laga-terakhir-sebagai-pelatih-kepala-barito-1rikYBZTQYL</text:p>
          </table:table-cell>
        </table:table-row>
        <table:table-row table:style-name="ro1">
          <table:table-cell office:value-type="string" calcext:value-type="string">
            <text:p>https://kumparan.com/@kumparanbola/emery-minta-mustafi-dan-elneny-segera-tinggalkan-arsenal-1ridiWHUElj</text:p>
          </table:table-cell>
        </table:table-row>
        <table:table-row table:style-name="ro1">
          <table:table-cell office:value-type="string" calcext:value-type="string">
            <text:p>https://kumparan.com/@kumparanbola/irfan-bachdim-indonesia-vs-malaysia-seperti-laga-derbi-1riidZtHvIJ</text:p>
          </table:table-cell>
        </table:table-row>
        <table:table-row table:style-name="ro1">
          <table:table-cell office:value-type="string" calcext:value-type="string">
            <text:p>https://kumparan.com/@kumparanbola/liverpool-perpanjang-kontrak-oxlade-chamberlain-sampai-2023-1ricQ9ZjjVK</text:p>
          </table:table-cell>
        </table:table-row>
        <table:table-row table:style-name="ro1">
          <table:table-cell office:value-type="string" calcext:value-type="string">
            <text:p>https://kumparan.com/@kumparanbola/musim-panas-1984-socrates-mencari-antonio-gramsci-di-firenze-1riadtbGDLY</text:p>
          </table:table-cell>
        </table:table-row>
        <table:table-row table:style-name="ro1">
          <table:table-cell office:value-type="string" calcext:value-type="string">
            <text:p>https://kumparan.com/@kumparanbola/osas-saha-tak-perlu-pikirkan-malaysia-karena-mereka-tak-pikirkan-kita-1riXUbDqSKL</text:p>
          </table:table-cell>
        </table:table-row>
        <table:table-row table:style-name="ro1">
          <table:table-cell office:value-type="string" calcext:value-type="string">
            <text:p>https://kumparan.com/@kumparanbola/pneumonia-paksa-sarri-absen-di-dua-laga-pembuka-serie-a-2019-20-1rid4ErNv6E</text:p>
          </table:table-cell>
        </table:table-row>
        <table:table-row table:style-name="ro1">
          <table:table-cell office:value-type="string" calcext:value-type="string">
            <text:p>https://kumparan.com/@kumparanbola/vincent-kompany-dibebastugaskan-dari-jabatan-pelatih-anderlecht-1ribMGcIXzw</text:p>
          </table:table-cell>
        </table:table-row>
        <table:table-row table:style-name="ro1">
          <table:table-cell office:value-type="string" calcext:value-type="string">
            <text:p>https://kumparan.com/@kumparanbola/foto-latihan-timnas-indonesia-jelang-pra-piala-dunia-1riUx3rhZ59</text:p>
          </table:table-cell>
        </table:table-row>
        <table:table-row table:style-name="ro1">
          <table:table-cell office:value-type="string" calcext:value-type="string">
            <text:p>https://kumparan.com/@kumparanbola/klopp-samakan-coutinho-dengan-del-piero-1riVjDBAIov</text:p>
          </table:table-cell>
        </table:table-row>
        <table:table-row table:style-name="ro1">
          <table:table-cell office:value-type="string" calcext:value-type="string">
            <text:p>https://kumparan.com/@kumparanbola/mcmenemy-enggan-bicara-strategi-lawan-malaysia-mereka-juga-baca-koran-1riWRbjvbzj</text:p>
          </table:table-cell>
        </table:table-row>
        <table:table-row table:style-name="ro1">
          <table:table-cell office:value-type="string" calcext:value-type="string">
            <text:p>https://kumparan.com/@kumparanbola/memuja-del-piero-dan-inzaghi-sejoli-terbaik-di-serie-a-1riTEob6iD1</text:p>
          </table:table-cell>
        </table:table-row>
        <table:table-row table:style-name="ro1">
          <table:table-cell office:value-type="string" calcext:value-type="string">
            <text:p>https://kumparan.com/@kumparanbola/passing-dan-pergerakan-pemain-jadi-fokus-di-latihan-perdana-timnas-1riUI3tEckW</text:p>
          </table:table-cell>
        </table:table-row>
        <table:table-row table:style-name="ro1">
          <table:table-cell office:value-type="string" calcext:value-type="string">
            <text:p>https://kumparan.com/@kumparanbola/vamos-indonesia-ajarkan-tak-lupakan-akademi-asal-pemain-1riVai9n5pJ</text:p>
          </table:table-cell>
        </table:table-row>
        <table:table-row table:style-name="ro1">
          <table:table-cell office:value-type="string" calcext:value-type="string">
            <text:p>https://kumparan.com/@kumparanbola/jacksen-f-tiago-incar-kemenangan-di-markas-mantan-1riTYNYCN5N</text:p>
          </table:table-cell>
        </table:table-row>
        <table:table-row table:style-name="ro1">
          <table:table-cell office:value-type="string" calcext:value-type="string">
            <text:p>https://kumparan.com/@kumparanbola/pss-didera-masalah-cedera-psm-tetap-waspada-1riTSnlZFkl</text:p>
          </table:table-cell>
        </table:table-row>
        <table:table-row table:style-name="ro1">
          <table:table-cell office:value-type="string" calcext:value-type="string">
            <text:p>https://kumparan.com/@kumparanbola/rumor-takefusa-kubo-bakal-dipinjamkan-ke-real-mallorca-1riSbr452zl</text:p>
          </table:table-cell>
        </table:table-row>
        <table:table-row table:style-name="ro1">
          <table:table-cell office:value-type="string" calcext:value-type="string">
            <text:p>https://kumparan.com/@kumparanbola/bagi-seto-psm-makassar-adalah-kandidat-juara-liga-1-1riPye7g0FO</text:p>
          </table:table-cell>
        </table:table-row>
        <table:table-row table:style-name="ro1">
          <table:table-cell office:value-type="string" calcext:value-type="string">
            <text:p>https://kumparan.com/@kumparanbola/belum-sebulan-di-arsenal-nicolas-pepe-sudah-merasa-nyaman-1riPmxrr3iH</text:p>
          </table:table-cell>
        </table:table-row>
        <table:table-row table:style-name="ro1">
          <table:table-cell office:value-type="string" calcext:value-type="string">
            <text:p>https://kumparan.com/@kumparanbola/cedera-pemain-menghantui-pss-jelang-hadapi-psm-1riNmtgXQkO</text:p>
          </table:table-cell>
        </table:table-row>
        <table:table-row table:style-name="ro1">
          <table:table-cell office:value-type="string" calcext:value-type="string">
            <text:p>https://kumparan.com/@kumparanbola/hazard-akan-jalani-debut-la-liga-pada-pertengahan-september-1riNK3fAQQq</text:p>
          </table:table-cell>
        </table:table-row>
        <table:table-row table:style-name="ro1">
          <table:table-cell office:value-type="string" calcext:value-type="string">
            <text:p>https://kumparan.com/@kumparanbola/isef-2019-seharusnya-melibatkan-banyak-cabang-olahraga-1riNYLFVgfJ</text:p>
          </table:table-cell>
        </table:table-row>
        <table:table-row table:style-name="ro1">
          <table:table-cell office:value-type="string" calcext:value-type="string">
            <text:p>https://kumparan.com/@kumparanbola/mengenang-christian-bobo-vieri-si-nomad-menawan-dari-italia-1ri20psPVoi</text:p>
          </table:table-cell>
        </table:table-row>
        <table:table-row table:style-name="ro1">
          <table:table-cell office:value-type="string" calcext:value-type="string">
            <text:p>https://kumparan.com/@kumparanbola/menjawab-pertanyaan-pertanyaan-tentang-serie-a-2019-20-1riQ9EI39uF</text:p>
          </table:table-cell>
        </table:table-row>
        <table:table-row table:style-name="ro1">
          <table:table-cell office:value-type="string" calcext:value-type="string">
            <text:p>https://kumparan.com/@kumparanbola/persija-putus-kontrak-paulle-tapi-tetap-tanggung-pengobatan-cederanya-1riQhqGTMgw</text:p>
          </table:table-cell>
        </table:table-row>
        <table:table-row table:style-name="ro1">
          <table:table-cell office:value-type="string" calcext:value-type="string">
            <text:p>https://kumparan.com/@kumparanbola/resmi-sturridge-menjadi-milik-trabzonspor-1riMqygzjL6</text:p>
          </table:table-cell>
        </table:table-row>
        <table:table-row table:style-name="ro1">
          <table:table-cell office:value-type="string" calcext:value-type="string">
            <text:p>https://kumparan.com/@kumparanbola/wali-kota-madrid-terpukau-oleh-joao-felix-1riPemc80ul</text:p>
          </table:table-cell>
        </table:table-row>
        <table:table-row table:style-name="ro1">
          <table:table-cell office:value-type="string" calcext:value-type="string">
            <text:p>https://kumparan.com/@kumparanbola/arsenal-tes-serius-untuk-pertahanan-liverpool-1ri1a6J3N2I</text:p>
          </table:table-cell>
        </table:table-row>
        <table:table-row table:style-name="ro1">
          <table:table-cell office:value-type="string" calcext:value-type="string">
            <text:p>https://kumparan.com/@kumparanbola/bagus-dan-hanif-diundang-ikut-pemusatan-latihan-timnas-indonesia-1riGrH1aQb5</text:p>
          </table:table-cell>
        </table:table-row>
        <table:table-row table:style-name="ro1">
          <table:table-cell office:value-type="string" calcext:value-type="string">
            <text:p>https://kumparan.com/@kumparanbola/exco-pssi-tetap-upayakan-kongres-pemilihan-digelar-november-2019-1ri7Yfwuytq</text:p>
          </table:table-cell>
        </table:table-row>
        <table:table-row table:style-name="ro1">
          <table:table-cell office:value-type="string" calcext:value-type="string">
            <text:p>https://kumparan.com/@kumparanbola/foto-bni-lepas-19-pesepak-bola-muda-ke-spanyol-1ri71n77fzT</text:p>
          </table:table-cell>
        </table:table-row>
        <table:table-row table:style-name="ro1">
          <table:table-cell office:value-type="string" calcext:value-type="string">
            <text:p>https://kumparan.com/@kumparanbola/iwan-bule-klaim-sudah-didukung-50-persen-voter-1ri0WPVDqCy</text:p>
          </table:table-cell>
        </table:table-row>
        <table:table-row table:style-name="ro1">
          <table:table-cell office:value-type="string" calcext:value-type="string">
            <text:p>https://kumparan.com/@kumparanbola/konten-receh-ronaldo-dan-inter-upaya-gaet-atensi-publik-1riIQ24KHV9</text:p>
          </table:table-cell>
        </table:table-row>
        <table:table-row table:style-name="ro1">
          <table:table-cell office:value-type="string" calcext:value-type="string">
            <text:p>https://kumparan.com/@kumparanbola/pra-piala-dunia-2022-malaysia-minta-jatah-3-000-kursi-penonton-di-gbk-1ri5LwoTfmx</text:p>
          </table:table-cell>
        </table:table-row>
        <table:table-row table:style-name="ro1">
          <table:table-cell office:value-type="string" calcext:value-type="string">
            <text:p>https://kumparan.com/@kumparanbola/resmi-barito-putera-tunjuk-djanur-sebagai-pelatih-baru-1ri7O5PDAby</text:p>
          </table:table-cell>
        </table:table-row>
        <table:table-row table:style-name="ro1">
          <table:table-cell office:value-type="string" calcext:value-type="string">
            <text:p>https://kumparan.com/@kumparanbola/resmi-zappacosta-gabung-as-roma-1riENu4Msse</text:p>
          </table:table-cell>
        </table:table-row>
        <table:table-row table:style-name="ro1">
          <table:table-cell office:value-type="string" calcext:value-type="string">
            <text:p>https://kumparan.com/@kumparanbola/satgas-anti-mafia-bola-ada-kemungkinan-tersangka-dari-liga-2-1ri6VMjV37q</text:p>
          </table:table-cell>
        </table:table-row>
        <table:table-row table:style-name="ro1">
          <table:table-cell office:value-type="string" calcext:value-type="string">
            <text:p>https://kumparan.com/@kumparanbola/resmi-franck-ribery-gabung-fiorentina-1ri4L3Jc0g5</text:p>
          </table:table-cell>
        </table:table-row>
        <table:table-row table:style-name="ro1">
          <table:table-cell office:value-type="string" calcext:value-type="string">
            <text:p>https://kumparan.com/@kumparanbola/ronaldo-saya-bisa-pensiun-tahun-depan-atau-main-sampai-40-tahun-1ri4nsaKY91</text:p>
          </table:table-cell>
        </table:table-row>
        <table:table-row table:style-name="ro1">
          <table:table-cell office:value-type="string" calcext:value-type="string">
            <text:p>https://kumparan.com/@kumparanbola/klub-klub-liga-1-bersatu-melawan-rasialisme-1rhzfJNq324</text:p>
          </table:table-cell>
        </table:table-row>
        <table:table-row table:style-name="ro1">
          <table:table-cell office:value-type="string" calcext:value-type="string">
            <text:p>https://kumparan.com/@kumparanbola/agen-dembele-akan-bertahan-di-barcelona-1rhtmNRr4np</text:p>
          </table:table-cell>
        </table:table-row>
        <table:table-row table:style-name="ro1">
          <table:table-cell office:value-type="string" calcext:value-type="string">
            <text:p>https://kumparan.com/@kumparanbola/bersama-bayern-muenchen-coutinho-mencoba-buka-lembaran-baru-1ri1J3mNA7n</text:p>
          </table:table-cell>
        </table:table-row>
        <table:table-row table:style-name="ro1">
          <table:table-cell office:value-type="string" calcext:value-type="string">
            <text:p>https://kumparan.com/@kumparanbola/cristiano-ronaldo-pertanyakan-harga-pesepak-bola-masa-kini-1rhyX3880BE</text:p>
          </table:table-cell>
        </table:table-row>
        <table:table-row table:style-name="ro1">
          <table:table-cell office:value-type="string" calcext:value-type="string">
            <text:p>https://kumparan.com/@kumparanbola/firmino-dan-kebiasaannya-ciptakan-hattrick-saat-bertemu-arsenal-1rhyT6hffQ7</text:p>
          </table:table-cell>
        </table:table-row>
        <table:table-row table:style-name="ro1">
          <table:table-cell office:value-type="string" calcext:value-type="string">
            <text:p>https://kumparan.com/@kumparanbola/jovic-soal-diisukan-pindah-ulah-media-bikin-saya-tertawa-1rhxO8eVoni</text:p>
          </table:table-cell>
        </table:table-row>
        <table:table-row table:style-name="ro1">
          <table:table-cell office:value-type="string" calcext:value-type="string">
            <text:p>https://kumparan.com/@kumparanbola/jurnal-tentang-suporter-persikabo-yang-berada-di-persimpangan-1rht6ML72hr</text:p>
          </table:table-cell>
        </table:table-row>
        <table:table-row table:style-name="ro1">
          <table:table-cell office:value-type="string" calcext:value-type="string">
            <text:p>https://kumparan.com/@kumparanbola/kalezic-tak-keberatan-pemain-psm-dipanggil-timnas-1rhzRaPU0Zf</text:p>
          </table:table-cell>
        </table:table-row>
        <table:table-row table:style-name="ro1">
          <table:table-cell office:value-type="string" calcext:value-type="string">
            <text:p>https://kumparan.com/@kumparanbola/kondisi-muhammad-ridho-sudah-diizinkan-keluar-rumah-sakit-1rhxBIVuzfX</text:p>
          </table:table-cell>
        </table:table-row>
        <table:table-row table:style-name="ro1">
          <table:table-cell office:value-type="string" calcext:value-type="string">
            <text:p>https://kumparan.com/@kumparanbola/manajer-pss-dinginkan-rumor-soal-transfer-pemain-1ri2CDCZIhe</text:p>
          </table:table-cell>
        </table:table-row>
        <table:table-row table:style-name="ro1">
          <table:table-cell office:value-type="string" calcext:value-type="string">
            <text:p>https://kumparan.com/@kumparanbola/suram-betul-catatan-arsenal-ketika-jumpa-liverpool-1rhxARKYcNG</text:p>
          </table:table-cell>
        </table:table-row>
        <table:table-row table:style-name="ro1">
          <table:table-cell office:value-type="string" calcext:value-type="string">
            <text:p>https://kumparan.com/@kumparanbola/bali-united-raih-kemenangan-di-kandang-madura-united-1rhhRbEZeTx</text:p>
          </table:table-cell>
        </table:table-row>
        <table:table-row table:style-name="ro1">
          <table:table-cell office:value-type="string" calcext:value-type="string">
            <text:p>https://kumparan.com/@kumparanbola/banuelos-tak-sepenuhnya-puas-dengan-kemenangan-persija-1rhhcPql5dp</text:p>
          </table:table-cell>
        </table:table-row>
        <table:table-row table:style-name="ro1">
          <table:table-cell office:value-type="string" calcext:value-type="string">
            <text:p>https://kumparan.com/@kumparanbola/calon-ketum-pssi-menggandeng-nama-nama-baru-1rhiSCBwEN3</text:p>
          </table:table-cell>
        </table:table-row>
        <table:table-row table:style-name="ro1">
          <table:table-cell office:value-type="string" calcext:value-type="string">
            <text:p>https://kumparan.com/@kumparanbola/demiral-juventus-tempat-terbaik-untuk-belajar-cara-bertahan-yang-baik-1rhkzunJefc</text:p>
          </table:table-cell>
        </table:table-row>
        <table:table-row table:style-name="ro1">
          <table:table-cell office:value-type="string" calcext:value-type="string">
            <text:p>https://kumparan.com/@kumparanbola/federico-fazio-perpanjang-kontrak-bersama-roma-1rhr6wFVuVy</text:p>
          </table:table-cell>
        </table:table-row>
        <table:table-row table:style-name="ro1">
          <table:table-cell office:value-type="string" calcext:value-type="string">
            <text:p>https://kumparan.com/@kumparanbola/play-off-liga-champions-ajax-diimbangi-apoel-nicosia-1rhsMV5Zit9</text:p>
          </table:table-cell>
        </table:table-row>
        <table:table-row table:style-name="ro1">
          <table:table-cell office:value-type="string" calcext:value-type="string">
            <text:p>https://kumparan.com/@kumparanbola/taklukkan-perseru-badak-lampung-persebaya-kembali-ke-jalur-kemenangan-1rhgbkFpnko</text:p>
          </table:table-cell>
        </table:table-row>
        <table:table-row table:style-name="ro1">
          <table:table-cell office:value-type="string" calcext:value-type="string">
            <text:p>https://kumparan.com/@kumparanbola/foto-persija-keluar-zona-degradasi-usai-kalahkan-kalteng-putra-1rhgCSUMjM1</text:p>
          </table:table-cell>
        </table:table-row>
        <table:table-row table:style-name="ro1">
          <table:table-cell office:value-type="string" calcext:value-type="string">
            <text:p>https://kumparan.com/@kumparanbola/maldini-sebut-prioritas-milan-menjual-bukan-membeli-1rhhNsrMFwp</text:p>
          </table:table-cell>
        </table:table-row>
        <table:table-row table:style-name="ro1">
          <table:table-cell office:value-type="string" calcext:value-type="string">
            <text:p>https://kumparan.com/@kumparanbola/ousmane-dembele-mangkir-dari-tes-medis-demi-kabur-ke-senegal-1rhgaOLzMhk</text:p>
          </table:table-cell>
        </table:table-row>
        <table:table-row table:style-name="ro1">
          <table:table-cell office:value-type="string" calcext:value-type="string">
            <text:p>https://kumparan.com/@kumparanbola/ramai-ramai-mengkritik-solskjaer-soal-algojo-penalti-man-united-1rhfmDEhqwf</text:p>
          </table:table-cell>
        </table:table-row>
        <table:table-row table:style-name="ro1">
          <table:table-cell office:value-type="string" calcext:value-type="string">
            <text:p>https://kumparan.com/@kumparanbola/ronaldo-akui-beri-uang-ke-wanita-yang-menudingnya-lakukan-pemerkosaan-1rhfR3X6EUi</text:p>
          </table:table-cell>
        </table:table-row>
        <table:table-row table:style-name="ro1">
          <table:table-cell office:value-type="string" calcext:value-type="string">
            <text:p>https://kumparan.com/@kumparanbola/arema-lepas-pavel-smolyachenko-1rhco4jKbNf</text:p>
          </table:table-cell>
        </table:table-row>
        <table:table-row table:style-name="ro1">
          <table:table-cell office:value-type="string" calcext:value-type="string">
            <text:p>https://kumparan.com/@kumparanbola/2001-a-chievo-odyssey-1rhd4bsunBK</text:p>
          </table:table-cell>
        </table:table-row>
        <table:table-row table:style-name="ro1">
          <table:table-cell office:value-type="string" calcext:value-type="string">
            <text:p>https://kumparan.com/@kumparanbola/bursa-transfer-liga-1-segera-dibuka-pss-sleman-lakukan-evaluasi-1rhZ5QAEhWc</text:p>
          </table:table-cell>
        </table:table-row>
        <table:table-row table:style-name="ro1">
          <table:table-cell office:value-type="string" calcext:value-type="string">
            <text:p>https://kumparan.com/@kumparanbola/cerita-tentang-munadi-yang-kerap-dielu-elukan-suporter-tira-persikabo-1rhbNV3qXSs</text:p>
          </table:table-cell>
        </table:table-row>
        <table:table-row table:style-name="ro1">
          <table:table-cell office:value-type="string" calcext:value-type="string">
            <text:p>https://kumparan.com/@kumparanbola/hajar-kalteng-putra-persija-keluar-dari-zona-degradasi-1rheaBx9Leu</text:p>
          </table:table-cell>
        </table:table-row>
        <table:table-row table:style-name="ro1">
          <table:table-cell office:value-type="string" calcext:value-type="string">
            <text:p>https://kumparan.com/@kumparanbola/kebiasaan-buruk-cristiano-ronaldo-berlama-lama-di-depan-cermin-1rhcI1xIhIa</text:p>
          </table:table-cell>
        </table:table-row>
        <table:table-row table:style-name="ro1">
          <table:table-cell office:value-type="string" calcext:value-type="string">
            <text:p>https://kumparan.com/@kumparanbola/kekalahan-di-final-liga-europa-jadi-pemicu-belanja-besar-arsenal-1rhc53rzLYg</text:p>
          </table:table-cell>
        </table:table-row>
        <table:table-row table:style-name="ro1">
          <table:table-cell office:value-type="string" calcext:value-type="string">
            <text:p>https://kumparan.com/@kumparanbola/kenapa-solskjaer-tidak-ganti-pemain-lebih-cepat-saat-melawan-wolves-1rhcknuFKJp</text:p>
          </table:table-cell>
        </table:table-row>
        <table:table-row table:style-name="ro1">
          <table:table-cell office:value-type="string" calcext:value-type="string">
            <text:p>https://kumparan.com/@kumparanbola/nominasi-puskas-award-2019-mencari-gol-terbaik-dari-yang-terbaik-1rhZOc4W85N</text:p>
          </table:table-cell>
        </table:table-row>
        <table:table-row table:style-name="ro1">
          <table:table-cell office:value-type="string" calcext:value-type="string">
            <text:p>https://kumparan.com/@kumparanbola/ranum-harum-james-maddison-1rhdDcM65GF</text:p>
          </table:table-cell>
        </table:table-row>
        <table:table-row table:style-name="ro1">
          <table:table-cell office:value-type="string" calcext:value-type="string">
            <text:p>https://kumparan.com/@kumparanbola/rene-alberts-ragukan-kans-febri-jadi-starter-di-timnas-indonesia-1rhcflxFSqf</text:p>
          </table:table-cell>
        </table:table-row>
        <table:table-row table:style-name="ro1">
          <table:table-cell office:value-type="string" calcext:value-type="string">
            <text:p>https://kumparan.com/@kumparanbola/balotelli-yakin-akan-sukses-di-brescia-1rhRI9IR18A</text:p>
          </table:table-cell>
        </table:table-row>
        <table:table-row table:style-name="ro1">
          <table:table-cell office:value-type="string" calcext:value-type="string">
            <text:p>https://kumparan.com/@kumparanbola/cedera-hamstring-dembele-absen-lima-pekan-1rhWjTyzBwn</text:p>
          </table:table-cell>
        </table:table-row>
        <table:table-row table:style-name="ro1">
          <table:table-cell office:value-type="string" calcext:value-type="string">
            <text:p>https://kumparan.com/@kumparanbola/karena-afiliasinya-dengan-inter-jiangsu-suning-ditolak-marchisio-1rhXO3zWzjV</text:p>
          </table:table-cell>
        </table:table-row>
        <table:table-row table:style-name="ro1">
          <table:table-cell office:value-type="string" calcext:value-type="string">
            <text:p>https://kumparan.com/@kumparanbola/maurizio-sarri-terkena-pneumonia-1rhT2anMTdQ</text:p>
          </table:table-cell>
        </table:table-row>
        <table:table-row table:style-name="ro1">
          <table:table-cell office:value-type="string" calcext:value-type="string">
            <text:p>https://kumparan.com/@kumparanbola/messi-ibrahimovic-dan-quagliarella-masuk-nominasi-puskas-award-1rhMl50GJLs</text:p>
          </table:table-cell>
        </table:table-row>
        <table:table-row table:style-name="ro1">
          <table:table-cell office:value-type="string" calcext:value-type="string">
            <text:p>https://kumparan.com/@kumparanbola/nerius-alom-semoga-kita-bisa-lebih-rukun-lagi-1rhUlto7j1F</text:p>
          </table:table-cell>
        </table:table-row>
        <table:table-row table:style-name="ro1">
          <table:table-cell office:value-type="string" calcext:value-type="string">
            <text:p>https://kumparan.com/@kumparanbola/perkara-penalti-yang-gagal-solskjaer-bela-pogba-1rhTmGszvEU</text:p>
          </table:table-cell>
        </table:table-row>
        <table:table-row table:style-name="ro1">
          <table:table-cell office:value-type="string" calcext:value-type="string">
            <text:p>https://kumparan.com/@kumparanbola/resmi-bali-united-datangkan-aldino-herdianto-1rhYkRcrsHW</text:p>
          </table:table-cell>
        </table:table-row>
        <table:table-row table:style-name="ro1">
          <table:table-cell office:value-type="string" calcext:value-type="string">
            <text:p>https://kumparan.com/@kumparanbola/seto-nurdiantoro-berharap-viola-tetap-jadi-ceo-pss-1rhUN1HjUSO</text:p>
          </table:table-cell>
        </table:table-row>
        <table:table-row table:style-name="ro1">
          <table:table-cell office:value-type="string" calcext:value-type="string">
            <text:p>https://kumparan.com/@kumparanbola/wolves-masih-jadi-mimpi-buruk-bagi-united-1rhOsh1fNEz</text:p>
          </table:table-cell>
        </table:table-row>
        <table:table-row table:style-name="ro1">
          <table:table-cell office:value-type="string" calcext:value-type="string">
            <text:p>https://kumparan.com/@kumparanbola/arema-fc-menang-tipis-atas-barito-putera-1rhJ0gj4qRO</text:p>
          </table:table-cell>
        </table:table-row>
        <table:table-row table:style-name="ro1">
          <table:table-cell office:value-type="string" calcext:value-type="string">
            <text:p>https://kumparan.com/@kumparanbola/emery-kami-tidak-ingin-melawan-liverpool-lagi-1rhGWAJo5Hg</text:p>
          </table:table-cell>
        </table:table-row>
        <table:table-row table:style-name="ro1">
          <table:table-cell office:value-type="string" calcext:value-type="string">
            <text:p>https://kumparan.com/@kumparanbola/mengapa-pss-sleman-cadangkan-yevhen-bokhashvili-1rhJ7COiqvX</text:p>
          </table:table-cell>
        </table:table-row>
        <table:table-row table:style-name="ro1">
          <table:table-cell office:value-type="string" calcext:value-type="string">
            <text:p>https://kumparan.com/@kumparanbola/meski-menang-penampilan-tira-persikabo-tak-istimewa-1rhIy0EiPcH</text:p>
          </table:table-cell>
        </table:table-row>
        <table:table-row table:style-name="ro1">
          <table:table-cell office:value-type="string" calcext:value-type="string">
            <text:p>https://kumparan.com/@kumparanbola/psis-tunjuk-bambang-nurdiansyah-sebagai-pelatih-1rhKxZyIJoZ</text:p>
          </table:table-cell>
        </table:table-row>
        <table:table-row table:style-name="ro1">
          <table:table-cell office:value-type="string" calcext:value-type="string">
            <text:p>https://kumparan.com/@kumparanbola/rd-soal-pemain-tira-persikabo-diminati-klub-lain-mereka-punya-kontrak-1rhJPEnwEdb</text:p>
          </table:table-cell>
        </table:table-row>
        <table:table-row table:style-name="ro1">
          <table:table-cell office:value-type="string" calcext:value-type="string">
            <text:p>https://kumparan.com/@kumparanbola/timnas-u-19-tidak-pulang-dengan-tangan-hampa-1rhJ9qUle7y</text:p>
          </table:table-cell>
        </table:table-row>
        <table:table-row table:style-name="ro1">
          <table:table-cell office:value-type="string" calcext:value-type="string">
            <text:p>https://kumparan.com/@kumparanbola/di-tengah-tren-buruk-persija-banuelos-tetap-tenang-1rhHjxzJqRM</text:p>
          </table:table-cell>
        </table:table-row>
        <table:table-row table:style-name="ro1">
          <table:table-cell office:value-type="string" calcext:value-type="string">
            <text:p>https://kumparan.com/@kumparanbola/puja-puji-para-rival-bayern-untuk-coutinho-1rhHbgVPdMe</text:p>
          </table:table-cell>
        </table:table-row>
        <table:table-row table:style-name="ro1">
          <table:table-cell office:value-type="string" calcext:value-type="string">
            <text:p>https://kumparan.com/@kumparanbola/wolves-adalah-mimpi-buruk-united-martial-ingin-mengakhirinya-1rhHBx8bvqx</text:p>
          </table:table-cell>
        </table:table-row>
        <table:table-row table:style-name="ro1">
          <table:table-cell office:value-type="string" calcext:value-type="string">
            <text:p>https://kumparan.com/@kumparanbola/ambisi-alasan-david-luiz-hengkang-ke-arsenal-1rh8aIYQVQM</text:p>
          </table:table-cell>
        </table:table-row>
        <table:table-row table:style-name="ro1">
          <table:table-cell office:value-type="string" calcext:value-type="string">
            <text:p>https://kumparan.com/@kumparanbola/awan-setho-cedera-teja-paku-alam-dipanggil-ke-timnas-1rh0NRlPYLh</text:p>
          </table:table-cell>
        </table:table-row>
        <table:table-row table:style-name="ro1">
          <table:table-cell office:value-type="string" calcext:value-type="string">
            <text:p>https://kumparan.com/@kumparanbola/bayern-rekrut-gelandang-muda-michael-cuisance-dari-gladbach-1rh8GS3fOYh</text:p>
          </table:table-cell>
        </table:table-row>
        <table:table-row table:style-name="ro1">
          <table:table-cell office:value-type="string" calcext:value-type="string">
            <text:p>https://kumparan.com/@kumparanbola/coppa-italia-sampdoria-hingga-fiorentina-menjejak-babak-keempat-1rh21dQnZHZ</text:p>
          </table:table-cell>
        </table:table-row>
        <table:table-row table:style-name="ro1">
          <table:table-cell office:value-type="string" calcext:value-type="string">
            <text:p>https://kumparan.com/@kumparanbola/dalih-lampard-usai-chelsea-diimbangi-leicester-pemain-kelelahan-1rh4OA3SmvQ</text:p>
          </table:table-cell>
        </table:table-row>
        <table:table-row table:style-name="ro1">
          <table:table-cell office:value-type="string" calcext:value-type="string">
            <text:p>https://kumparan.com/@kumparanbola/diwarnai-dua-kartu-merah-atletico-kalahkan-getafe-di-pekan-pertama-1rh1a1zmEbV</text:p>
          </table:table-cell>
        </table:table-row>
        <table:table-row table:style-name="ro1">
          <table:table-cell office:value-type="string" calcext:value-type="string">
            <text:p>https://kumparan.com/@kumparanbola/efek-samping-pembelian-maguire-skuat-man-united-jadi-kegemukan-1rh9991PpQE</text:p>
          </table:table-cell>
        </table:table-row>
        <table:table-row table:style-name="ro1">
          <table:table-cell office:value-type="string" calcext:value-type="string">
            <text:p>https://kumparan.com/@kumparanbola/pujian-dari-lampard-untuk-mason-mount-1rh3XjuuZvz</text:p>
          </table:table-cell>
        </table:table-row>
        <table:table-row table:style-name="ro1">
          <table:table-cell office:value-type="string" calcext:value-type="string">
            <text:p>https://kumparan.com/@kumparanbola/resmi-mario-balotelli-pulang-kampung-ke-brescia-1rh534QEyH8</text:p>
          </table:table-cell>
        </table:table-row>
        <table:table-row table:style-name="ro1">
          <table:table-cell office:value-type="string" calcext:value-type="string">
            <text:p>https://kumparan.com/@kumparanbola/seto-nurdiantoro-tira-persikabo-ibarat-buldoser-1rgpWMNWH0A</text:p>
          </table:table-cell>
        </table:table-row>
        <table:table-row table:style-name="ro1">
          <table:table-cell office:value-type="string" calcext:value-type="string">
            <text:p>https://kumparan.com/@kumparanbola/dua-gol-pluim-antar-psm-kandaskan-persib-1rgu2QHhD42</text:p>
          </table:table-cell>
        </table:table-row>
        <table:table-row table:style-name="ro1">
          <table:table-cell office:value-type="string" calcext:value-type="string">
            <text:p>https://kumparan.com/@kumparanbola/guardiola-sebut-cekcok-dengan-aguero-cuma-karena-salah-paham-1rgoTSFQago</text:p>
          </table:table-cell>
        </table:table-row>
        <table:table-row table:style-name="ro1">
          <table:table-cell office:value-type="string" calcext:value-type="string">
            <text:p>https://kumparan.com/@kumparanbola/hadapi-leicester-chelsea-gagal-raih-kemenangan-1rgxqFVTa8Q</text:p>
          </table:table-cell>
        </table:table-row>
        <table:table-row table:style-name="ro1">
          <table:table-cell office:value-type="string" calcext:value-type="string">
            <text:p>https://kumparan.com/@kumparanbola/prediksi-posisi-serie-a-versi-mancini-juve-lalu-napoli-dan-inter-1rgsjPbakCP</text:p>
          </table:table-cell>
        </table:table-row>
        <table:table-row table:style-name="ro1">
          <table:table-cell office:value-type="string" calcext:value-type="string">
            <text:p>https://kumparan.com/@kumparanbola/pujian-rd-kepada-seto-nurdiantoro-jelang-laga-tira-persikabo-vs-pss-1rgog5yuQLa</text:p>
          </table:table-cell>
        </table:table-row>
        <table:table-row table:style-name="ro1">
          <table:table-cell office:value-type="string" calcext:value-type="string">
            <text:p>https://kumparan.com/@kumparanbola/resmi-ashley-cole-pensiun-1rgvHzKjknT</text:p>
          </table:table-cell>
        </table:table-row>
        <table:table-row table:style-name="ro1">
          <table:table-cell office:value-type="string" calcext:value-type="string">
            <text:p>https://kumparan.com/@kumparanbola/rodrigo-moreno-batal-ke-atletico-1rgpgijNqNp</text:p>
          </table:table-cell>
        </table:table-row>
        <table:table-row table:style-name="ro1">
          <table:table-cell office:value-type="string" calcext:value-type="string">
            <text:p>https://kumparan.com/@kumparanbola/rumor-selasa-inter-dapatkan-tanda-tangan-alexis-sanchez-1rgxfp1sejt</text:p>
          </table:table-cell>
        </table:table-row>
        <table:table-row table:style-name="ro1">
          <table:table-cell office:value-type="string" calcext:value-type="string">
            <text:p>https://kumparan.com/@kumparanbola/darije-kalezic-pertemuan-dengan-persib-akan-berjalan-menarik-1rglYmdenb2</text:p>
          </table:table-cell>
        </table:table-row>
        <table:table-row table:style-name="ro1">
          <table:table-cell office:value-type="string" calcext:value-type="string">
            <text:p>https://kumparan.com/@kumparanbola/dortmund-awal-yang-indah-semoga-berakhir-dengan-indah-pula-1rgn8M8HzqC</text:p>
          </table:table-cell>
        </table:table-row>
        <table:table-row table:style-name="ro1">
          <table:table-cell office:value-type="string" calcext:value-type="string">
            <text:p>https://kumparan.com/@kumparanbola/persib-berharap-tuah-rene-alberts-1rgnO2Zpafg</text:p>
          </table:table-cell>
        </table:table-row>
        <table:table-row table:style-name="ro1">
          <table:table-cell office:value-type="string" calcext:value-type="string">
            <text:p>https://kumparan.com/@kumparanbola/pujian-di-balik-kekecewaan-guardiola-1rgg5SOeate</text:p>
          </table:table-cell>
        </table:table-row>
        <table:table-row table:style-name="ro1">
          <table:table-cell office:value-type="string" calcext:value-type="string">
            <text:p>https://kumparan.com/@kumparanbola/city-kembali-dirugikan-var-guardiola-mencak-mencak-1rggoDJK3zU</text:p>
          </table:table-cell>
        </table:table-row>
        <table:table-row table:style-name="ro1">
          <table:table-cell office:value-type="string" calcext:value-type="string">
            <text:p>https://kumparan.com/@kumparanbola/erik-lamela-sosok-efektif-di-balik-efektivitas-spurs-1rgh8QmpP2j</text:p>
          </table:table-cell>
        </table:table-row>
        <table:table-row table:style-name="ro1">
          <table:table-cell office:value-type="string" calcext:value-type="string">
            <text:p>https://kumparan.com/@kumparanbola/rumor-inter-capai-kesepakatan-dengan-alexis-sanchez-1rghznPFYXC</text:p>
          </table:table-cell>
        </table:table-row>
        <table:table-row table:style-name="ro1">
          <table:table-cell office:value-type="string" calcext:value-type="string">
            <text:p>https://kumparan.com/@kumparanbola/diwarnai-var-city-diimbangi-spurs-1rgZbRvD1eT</text:p>
          </table:table-cell>
        </table:table-row>
        <table:table-row table:style-name="ro1">
          <table:table-cell office:value-type="string" calcext:value-type="string">
            <text:p>https://kumparan.com/@kumparanbola/klopp-soal-blunder-adrian-selamat-datang-di-liverpool-1rgcRtWNQR3</text:p>
          </table:table-cell>
        </table:table-row>
        <table:table-row table:style-name="ro1">
          <table:table-cell office:value-type="string" calcext:value-type="string">
            <text:p>https://kumparan.com/@kumparanbola/main-dengan-10-orang-madrid-kalahkan-celta-vigo-1rgZOcztJjf</text:p>
          </table:table-cell>
        </table:table-row>
        <table:table-row table:style-name="ro1">
          <table:table-cell office:value-type="string" calcext:value-type="string">
            <text:p>https://kumparan.com/@kumparanbola/resmi-psim-datangkan-witan-sulaeman-1rgWWFyFFMf</text:p>
          </table:table-cell>
        </table:table-row>
        <table:table-row table:style-name="ro1">
          <table:table-cell office:value-type="string" calcext:value-type="string">
            <text:p>https://kumparan.com/@kumparanbola/zidane-pastikan-bale-bertahan-di-real-madrid-1rgcluSsjaV</text:p>
          </table:table-cell>
        </table:table-row>
        <table:table-row table:style-name="ro1">
          <table:table-cell office:value-type="string" calcext:value-type="string">
            <text:p>https://kumparan.com/@kumparanbola/dortmund-awali-bundesliga-2019-20-dengan-cemerlang-1rgXhZu1nM1</text:p>
          </table:table-cell>
        </table:table-row>
        <table:table-row table:style-name="ro1">
          <table:table-cell office:value-type="string" calcext:value-type="string">
            <text:p>https://kumparan.com/@kumparanbola/fakhri-husaini-timnas-u-19-sudah-bermain-dengan-luar-biasa-1rgVZcNWANp</text:p>
          </table:table-cell>
        </table:table-row>
        <table:table-row table:style-name="ro1">
          <table:table-cell office:value-type="string" calcext:value-type="string">
            <text:p>https://kumparan.com/@kumparanbola/foto-timnas-u-19-gagal-tampil-di-final-usai-kalah-dari-malaysia-1rgVRY4y0zL</text:p>
          </table:table-cell>
        </table:table-row>
        <table:table-row table:style-name="ro1">
          <table:table-cell office:value-type="string" calcext:value-type="string">
            <text:p>https://kumparan.com/@kumparanbola/lacazette-dan-aubameyang-antar-arsenal-taklukkan-burnley-1rgUb7NYkZb</text:p>
          </table:table-cell>
        </table:table-row>
        <table:table-row table:style-name="ro1">
          <table:table-cell office:value-type="string" calcext:value-type="string">
            <text:p>https://kumparan.com/@kumparanbola/takluk-dari-malaysia-timnas-u-19-gagal-ke-final-1rgTyhwCok2</text:p>
          </table:table-cell>
        </table:table-row>
        <table:table-row table:style-name="ro1">
          <table:table-cell office:value-type="string" calcext:value-type="string">
            <text:p>https://kumparan.com/@kumparanbola/tumbangkan-southampton-liverpool-puncaki-klasemen-1rgYIKssdhs</text:p>
          </table:table-cell>
        </table:table-row>
        <table:table-row table:style-name="ro1">
          <table:table-cell office:value-type="string" calcext:value-type="string">
            <text:p>https://kumparan.com/@kumparanbola/asiana-soccer-school-u-10-dan-u-11-juara-gothia-cup-2019-1rgS2xoSDwG</text:p>
          </table:table-cell>
        </table:table-row>
        <table:table-row table:style-name="ro1">
          <table:table-cell office:value-type="string" calcext:value-type="string">
            <text:p>https://kumparan.com/@kumparanbola/puja-puji-untuk-aritz-aduriz-1rgTDnkY3Ok</text:p>
          </table:table-cell>
        </table:table-row>
        <table:table-row table:style-name="ro1">
          <table:table-cell office:value-type="string" calcext:value-type="string">
            <text:p>https://kumparan.com/@kumparanbola/yuk-ikutan-dan-menangi-hadiah-di-liga-fpl-kumparan-1rgSOO6bPDM</text:p>
          </table:table-cell>
        </table:table-row>
        <table:table-row table:style-name="ro1">
          <table:table-cell office:value-type="string" calcext:value-type="string">
            <text:p>https://kumparan.com/@kumparanbola/guardiola-angkat-topi-untuk-konsistensi-spurs-1rgDTkeWSod</text:p>
          </table:table-cell>
        </table:table-row>
        <table:table-row table:style-name="ro1">
          <table:table-cell office:value-type="string" calcext:value-type="string">
            <text:p>https://kumparan.com/@kumparanbola/karena-diego-assis-memang-dibutuhkan-madura-united-1rgNXt6Ob3q</text:p>
          </table:table-cell>
        </table:table-row>
        <table:table-row table:style-name="ro1">
          <table:table-cell office:value-type="string" calcext:value-type="string">
            <text:p>https://kumparan.com/@kumparanbola/menjamu-kalteng-putra-persija-pindah-kandang-ke-stadion-madya-1rgGHrXSRD2</text:p>
          </table:table-cell>
        </table:table-row>
        <table:table-row table:style-name="ro1">
          <table:table-cell office:value-type="string" calcext:value-type="string">
            <text:p>https://kumparan.com/@kumparanbola/pssi-rilis-harga-tiket-pertandingan-timnas-di-pra-piala-dunia-1rgOCSu9k0Q</text:p>
          </table:table-cell>
        </table:table-row>
        <table:table-row table:style-name="ro1">
          <table:table-cell office:value-type="string" calcext:value-type="string">
            <text:p>https://kumparan.com/@kumparanbola/tekad-timnas-u-19-untuk-berikan-kado-hut-ke-74-ri-1rgOlxQQ4ep</text:p>
          </table:table-cell>
        </table:table-row>
        <table:table-row table:style-name="ro1">
          <table:table-cell office:value-type="string" calcext:value-type="string">
            <text:p>https://kumparan.com/@kumparanbola/tentang-dugaan-todongan-pistol-ke-wasit-persiraja-vs-psms-1rgGRwCIukS</text:p>
          </table:table-cell>
        </table:table-row>
        <table:table-row table:style-name="ro1">
          <table:table-cell office:value-type="string" calcext:value-type="string">
            <text:p>https://kumparan.com/@kumparanbola/ucapan-selamat-atas-hut-ke-74-ri-dari-manchester-city-1rgQ6zPkDP9</text:p>
          </table:table-cell>
        </table:table-row>
        <table:table-row table:style-name="ro1">
          <table:table-cell office:value-type="string" calcext:value-type="string">
            <text:p>https://kumparan.com/@kumparanbola/bayern-cuma-bermain-imbang-di-pekan-pertama-bundesliga-1rgEVSmgrPS</text:p>
          </table:table-cell>
        </table:table-row>
        <table:table-row table:style-name="ro1">
          <table:table-cell office:value-type="string" calcext:value-type="string">
            <text:p>https://kumparan.com/@kumparanbola/bayern-konfirmasi-peminjaman-coutinho-dari-barcelona-1rgFZIbz7dH</text:p>
          </table:table-cell>
        </table:table-row>
        <table:table-row table:style-name="ro1">
          <table:table-cell office:value-type="string" calcext:value-type="string">
            <text:p>https://kumparan.com/@kumparanbola/dejan-antonic-pemain-madura-united-terlalu-respek-kepada-persija-1rgGCsPTI0q</text:p>
          </table:table-cell>
        </table:table-row>
        <table:table-row table:style-name="ro1">
          <table:table-cell office:value-type="string" calcext:value-type="string">
            <text:p>https://kumparan.com/@kumparanbola/edin-dzeko-tambah-masa-bakti-di-as-roma-1rgHdmQVYnC</text:p>
          </table:table-cell>
        </table:table-row>
        <table:table-row table:style-name="ro1">
          <table:table-cell office:value-type="string" calcext:value-type="string">
            <text:p>https://kumparan.com/@kumparanbola/hariyanto-soal-gol-tunggalnya-saya-sudah-menyangka-akan-masuk-1rg9RlpgbaQ</text:p>
          </table:table-cell>
        </table:table-row>
        <table:table-row table:style-name="ro1">
          <table:table-cell office:value-type="string" calcext:value-type="string">
            <text:p>https://kumparan.com/@kumparanbola/jelang-putaran-kedua-badak-lampung-siap-berbenah-1rgBDFNtI0X</text:p>
          </table:table-cell>
        </table:table-row>
        <table:table-row table:style-name="ro1">
          <table:table-cell office:value-type="string" calcext:value-type="string">
            <text:p>https://kumparan.com/@kumparanbola/tanpa-messi-barcelona-tumbang-di-san-mames-1rgEu7OU1Os</text:p>
          </table:table-cell>
        </table:table-row>
        <table:table-row table:style-name="ro1">
          <table:table-cell office:value-type="string" calcext:value-type="string">
            <text:p>https://kumparan.com/@kumparanbola/yeyen-tumena-saya-butuh-waktu-perbaiki-bhayangkara-1rgCKxpLxyi</text:p>
          </table:table-cell>
        </table:table-row>
        <table:table-row table:style-name="ro1">
          <table:table-cell office:value-type="string" calcext:value-type="string">
            <text:p>https://kumparan.com/@kumparanbola/banuelos-mestinya-kami-menang-atas-madura-united-1rg8pGi30tz</text:p>
          </table:table-cell>
        </table:table-row>
        <table:table-row table:style-name="ro1">
          <table:table-cell office:value-type="string" calcext:value-type="string">
            <text:p>https://kumparan.com/@kumparanbola/cedera-hamstring-hazard-terancam-absen-di-laga-perdana-la-liga-1rg5jFDpxXQ</text:p>
          </table:table-cell>
        </table:table-row>
        <table:table-row table:style-name="ro1">
          <table:table-cell office:value-type="string" calcext:value-type="string">
            <text:p>https://kumparan.com/@kumparanbola/gol-alfath-fathier-batalkan-kemenangan-persija-atas-madura-united-1rg7WXG8SsD</text:p>
          </table:table-cell>
        </table:table-row>
        <table:table-row table:style-name="ro1">
          <table:table-cell office:value-type="string" calcext:value-type="string">
            <text:p>https://kumparan.com/@kumparanbola/pratinjau-man-city-vs-tottenham-waspadai-gol-ekspres-the-citizens-1rg4yv7zpj9</text:p>
          </table:table-cell>
        </table:table-row>
        <table:table-row table:style-name="ro1">
          <table:table-cell office:value-type="string" calcext:value-type="string">
            <text:p>https://kumparan.com/@kumparanbola/yeyen-tumena-soroti-kualitas-rumput-stadion-patriot-chandrabhaga-1rg7W2z7ahm</text:p>
          </table:table-cell>
        </table:table-row>
        <table:table-row table:style-name="ro1">
          <table:table-cell office:value-type="string" calcext:value-type="string">
            <text:p>https://kumparan.com/@kumparanbola/azrul-ananda-sebut-candra-wahyudi-banyak-jasa-buat-persebaya-1rg586EzSrl</text:p>
          </table:table-cell>
        </table:table-row>
        <table:table-row table:style-name="ro1">
          <table:table-cell office:value-type="string" calcext:value-type="string">
            <text:p>https://kumparan.com/@kumparanbola/komdis-akhirnya-hukum-panpel-persela-terkait-insiden-laga-lawan-borneo-1rg4woGIAWM</text:p>
          </table:table-cell>
        </table:table-row>
        <table:table-row table:style-name="ro1">
          <table:table-cell office:value-type="string" calcext:value-type="string">
            <text:p>https://kumparan.com/@kumparanbola/melawan-city-di-etihad-stadium-bisakah-spurs-colong-tiga-poin-1rg6EfxNobs</text:p>
          </table:table-cell>
        </table:table-row>
        <table:table-row table:style-name="ro1">
          <table:table-cell office:value-type="string" calcext:value-type="string">
            <text:p>https://kumparan.com/@kumparanbola/petrovic-tak-menyangka-timnya-curi-tiga-poin-di-markas-bhayangkara-fc-1rg6cmMfM4w</text:p>
          </table:table-cell>
        </table:table-row>
        <table:table-row table:style-name="ro1">
          <table:table-cell office:value-type="string" calcext:value-type="string">
            <text:p>https://kumparan.com/@kumparanbola/adrian-mengalami-cedera-karena-ditekel-suporter-liverpool-1rg4ZwLNOLb</text:p>
          </table:table-cell>
        </table:table-row>
        <table:table-row table:style-name="ro1">
          <table:table-cell office:value-type="string" calcext:value-type="string">
            <text:p>https://kumparan.com/@kumparanbola/bundesliga-2019-20-segala-pertanyaan-tentangnya-kami-jawab-di-sini-1rg1AdjVFjt</text:p>
          </table:table-cell>
        </table:table-row>
        <table:table-row table:style-name="ro1">
          <table:table-cell office:value-type="string" calcext:value-type="string">
            <text:p>https://kumparan.com/@kumparanbola/bungkam-psis-semen-padang-raih-kemenangan-perdana-di-liga-1-2019-1rg4lsJCRza</text:p>
          </table:table-cell>
        </table:table-row>
        <table:table-row table:style-name="ro1">
          <table:table-cell office:value-type="string" calcext:value-type="string">
            <text:p>https://kumparan.com/@kumparanbola/kalahkan-bhayangkara-fc-perseru-badak-lampung-akhiri-puasa-kemenangan-1rg4dte0EIm</text:p>
          </table:table-cell>
        </table:table-row>
        <table:table-row table:style-name="ro1">
          <table:table-cell office:value-type="string" calcext:value-type="string">
            <text:p>https://kumparan.com/@kumparanbola/lucas-paqueta-sudah-semestinya-milan-memasang-target-juara-1rg4vavLJQI</text:p>
          </table:table-cell>
        </table:table-row>
        <table:table-row table:style-name="ro1">
          <table:table-cell office:value-type="string" calcext:value-type="string">
            <text:p>https://kumparan.com/@kumparanbola/pelatih-athletic-bilbao-harapkan-tuah-san-mames-kala-hadapi-barcelona-1rg1fy6gyGF</text:p>
          </table:table-cell>
        </table:table-row>
        <table:table-row table:style-name="ro1">
          <table:table-cell office:value-type="string" calcext:value-type="string">
            <text:p>https://kumparan.com/@kumparanbola/rumor-psm-buka-opsi-pinjamkan-markkanen-1rg3At0lzmr</text:p>
          </table:table-cell>
        </table:table-row>
        <table:table-row table:style-name="ro1">
          <table:table-cell office:value-type="string" calcext:value-type="string">
            <text:p>https://kumparan.com/@kumparanbola/tak-abai-dengan-detail-kunci-city-tetap-superior-di-premier-league-1rg28AVIaBu</text:p>
          </table:table-cell>
        </table:table-row>
        <table:table-row table:style-name="ro1">
          <table:table-cell office:value-type="string" calcext:value-type="string">
            <text:p>https://kumparan.com/@kumparanbola/tammy-abraham-yakin-chelsea-becus-bersaing-di-papan-atas-1rg223ozii7</text:p>
          </table:table-cell>
        </table:table-row>
        <table:table-row table:style-name="ro1">
          <table:table-cell office:value-type="string" calcext:value-type="string">
            <text:p>https://kumparan.com/@kumparanbola/siasat-rd-atasi-absensi-trio-tira-persikabo-yang-dipanggil-timnas-1rfnvlP73h9</text:p>
          </table:table-cell>
        </table:table-row>
        <table:table-row table:style-name="ro1">
          <table:table-cell office:value-type="string" calcext:value-type="string">
            <text:p>https://kumparan.com/@kumparanbola/barcelona-dipastikan-tanpa-messi-di-pekan-pertama-la-liga-1rfpn0WMrVD</text:p>
          </table:table-cell>
        </table:table-row>
        <table:table-row table:style-name="ro1">
          <table:table-cell office:value-type="string" calcext:value-type="string">
            <text:p>https://kumparan.com/@kumparanbola/direktur-psg-neymar-tidak-dicoret-dari-tim-1rfrPMBlMF4</text:p>
          </table:table-cell>
        </table:table-row>
        <table:table-row table:style-name="ro1">
          <table:table-cell office:value-type="string" calcext:value-type="string">
            <text:p>https://kumparan.com/@kumparanbola/emery-oezil-dan-kolasinac-bisa-diturunkan-lawan-burnley-1rfwojUiYjp</text:p>
          </table:table-cell>
        </table:table-row>
        <table:table-row table:style-name="ro1">
          <table:table-cell office:value-type="string" calcext:value-type="string">
            <text:p>https://kumparan.com/@kumparanbola/joe-gomez-nilai-liverpool-tampil-ceroboh-di-piala-super-eropa-1rfxT0Z2Sg8</text:p>
          </table:table-cell>
        </table:table-row>
        <table:table-row table:style-name="ro1">
          <table:table-cell office:value-type="string" calcext:value-type="string">
            <text:p>https://kumparan.com/@kumparanbola/jorginho-bermain-untuk-chelsea-bukan-untuk-sarri-1rfxQ7GBPYZ</text:p>
          </table:table-cell>
        </table:table-row>
        <table:table-row table:style-name="ro1">
          <table:table-cell office:value-type="string" calcext:value-type="string">
            <text:p>https://kumparan.com/@kumparanbola/melawan-burnley-arsenal-diminta-emery-tampil-lebih-baik-1rfynWjTGJW</text:p>
          </table:table-cell>
        </table:table-row>
        <table:table-row table:style-name="ro1">
          <table:table-cell office:value-type="string" calcext:value-type="string">
            <text:p>https://kumparan.com/@kumparanbola/mengapa-lilipaly-ditunjuk-sebagai-kapten-saat-melawan-tira-persikabo-1rfwhUv2GAe</text:p>
          </table:table-cell>
        </table:table-row>
        <table:table-row table:style-name="ro1">
          <table:table-cell office:value-type="string" calcext:value-type="string">
            <text:p>https://kumparan.com/@kumparanbola/ramai-ramai-bela-tammy-abraham-yang-jadi-target-rasialisme-1rfoc9lEiwn</text:p>
          </table:table-cell>
        </table:table-row>
        <table:table-row table:style-name="ro1">
          <table:table-cell office:value-type="string" calcext:value-type="string">
            <text:p>https://kumparan.com/@kumparanbola/untuk-leonard-tupamahu-usia-bukan-sebuah-halangan-1rfy9uNYDFX</text:p>
          </table:table-cell>
        </table:table-row>
        <table:table-row table:style-name="ro1">
          <table:table-cell office:value-type="string" calcext:value-type="string">
            <text:p>https://kumparan.com/@kumparanbola/akumulasi-kartu-kuning-carvajal-absen-di-laga-perdana-la-liga-1rfhTJmFxos</text:p>
          </table:table-cell>
        </table:table-row>
        <table:table-row table:style-name="ro1">
          <table:table-cell office:value-type="string" calcext:value-type="string">
            <text:p>https://kumparan.com/@kumparanbola/betapa-bahagianya-teco-usai-bali-united-tekuk-tira-persikabo-1rfkbucNXGp</text:p>
          </table:table-cell>
        </table:table-row>
        <table:table-row table:style-name="ro1">
          <table:table-cell office:value-type="string" calcext:value-type="string">
            <text:p>https://kumparan.com/@kumparanbola/dwigol-lilipaly-beri-kekalahan-pertama-untuk-tira-persikabo-1rfitapfqcM</text:p>
          </table:table-cell>
        </table:table-row>
        <table:table-row table:style-name="ro1">
          <table:table-cell office:value-type="string" calcext:value-type="string">
            <text:p>https://kumparan.com/@kumparanbola/komisi-x-dpr-bantah-fabiano-beltrame-sudah-sumpah-wni-1rfisvmrrZy</text:p>
          </table:table-cell>
        </table:table-row>
        <table:table-row table:style-name="ro1">
          <table:table-cell office:value-type="string" calcext:value-type="string">
            <text:p>https://kumparan.com/@kumparanbola/lawan-persija-madura-united-bertekad-akhiri-puasa-kemenangan-1rfkKclbRiI</text:p>
          </table:table-cell>
        </table:table-row>
        <table:table-row table:style-name="ro1">
          <table:table-cell office:value-type="string" calcext:value-type="string">
            <text:p>https://kumparan.com/@kumparanbola/meski-kalah-bejo-nilai-ada-sisi-positif-dari-permainan-persebaya-1rfjmoMzpci</text:p>
          </table:table-cell>
        </table:table-row>
        <table:table-row table:style-name="ro1">
          <table:table-cell office:value-type="string" calcext:value-type="string">
            <text:p>https://kumparan.com/@kumparanbola/piala-aff-u-18-timnas-u-19-jumpa-malaysia-di-semifinal-1rfiEMZolww</text:p>
          </table:table-cell>
        </table:table-row>
        <table:table-row table:style-name="ro1">
          <table:table-cell office:value-type="string" calcext:value-type="string">
            <text:p>https://kumparan.com/@kumparanbola/rd-bali-united-layak-menang-1rfmU8p2wm2</text:p>
          </table:table-cell>
        </table:table-row>
        <table:table-row table:style-name="ro1">
          <table:table-cell office:value-type="string" calcext:value-type="string">
            <text:p>https://kumparan.com/@kumparanbola/van-dijk-masuk-nominasi-pemain-terbaik-uefa-bersama-ronaldo-dan-messi-1rfjPw3S6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3:11:28.665690949</meta:creation-date>
    <dc:date>2019-11-04T03:14:08.825096637</dc:date>
    <meta:editing-duration>PT2M41S</meta:editing-duration>
    <meta:editing-cycles>1</meta:editing-cycles>
    <meta:document-statistic meta:table-count="1" meta:cell-count="240" meta:object-count="0"/>
    <meta:generator>LibreOffice/6.0.7.3$Linux_X86_64 LibreOffice_project/00m0$Build-3</meta:generator>
  </office:meta>
</office:document-meta>
</file>